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iframe width="560" height="315" src="https://www.youtube.com/embed/LR9_BB0q2gs?si=oXrvtVaP4UbkZqML" title="YouTube video player" frameborder="0" allow="accelerometer; autoplay; clipboard-write; encrypted-media; gyroscope; picture-in-picture; web-share" referrerpolicy="strict-origin-when-cross-origin" allowfullscreen&gt;&lt;/ifram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r </meta:initial-creator>
    <meta:creation-date>2025-04-05T11:10:56.48</meta:creation-date>
    <meta:document-statistic meta:table-count="0" meta:image-count="0" meta:object-count="0" meta:page-count="1" meta:paragraph-count="1" meta:word-count="17" meta:character-count="328"/>
    <dc:date>2025-04-05T11:12:14.38</dc:date>
    <dc:creator>Mer </dc:creator>
    <meta:editing-duration>PT1M25S</meta:editing-duration>
    <meta:editing-cycles>1</meta:editing-cycles>
    <meta:generator>OpenOffice/4.1.13$Win32 OpenOffice.org_project/4113m1$Build-9810</meta:generator>
  </office:meta>
</office:document-meta>
</file>